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1pt" officeooo:rsid="001aff21" officeooo:paragraph-rsid="001aff21" style:font-size-asian="11pt" style:font-size-complex="11pt"/>
    </style:style>
    <style:style style:name="P2" style:family="paragraph" style:parent-style-name="Standard">
      <style:paragraph-properties fo:line-height="100%"/>
      <style:text-properties style:font-name="Arial" fo:font-size="11pt" officeooo:rsid="001aff21" officeooo:paragraph-rsid="001c1a87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Arial" fo:font-size="11pt" officeooo:rsid="001c1a87" officeooo:paragraph-rsid="001c1a87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Arial" fo:font-size="11pt" officeooo:rsid="001d0cd5" officeooo:paragraph-rsid="001d0cd5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00%"/>
      <style:text-properties style:font-name="Arial" fo:font-size="11pt" fo:font-weight="bold" officeooo:rsid="001aff21" officeooo:paragraph-rsid="001aff21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officeooo:rsid="001aff21" officeooo:paragraph-rsid="001c1a87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00%"/>
      <style:text-properties style:font-name="Arial" fo:font-size="11pt" fo:font-weight="bold" officeooo:rsid="001d0cd5" officeooo:paragraph-rsid="001d0cd5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/>
      <style:text-properties style:font-name="Arial" fo:font-size="11pt" fo:font-weight="bold" officeooo:rsid="001e3d99" officeooo:paragraph-rsid="001e3d99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/>
      <style:text-properties style:font-name="Arial" fo:font-size="11pt" fo:font-style="italic" fo:font-weight="normal" officeooo:rsid="001e3d99" officeooo:paragraph-rsid="001e3d99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line-height="100%"/>
      <style:text-properties style:font-name="Arial" fo:font-size="11pt" fo:font-weight="normal" officeooo:rsid="001e3d99" officeooo:paragraph-rsid="001e3d9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00%"/>
      <style:text-properties style:font-name="Arial" fo:font-size="12pt" fo:font-weight="bold" officeooo:rsid="001aff21" officeooo:paragraph-rsid="001aff2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/>
      <style:text-properties style:font-name="Arial" fo:font-size="12pt" fo:font-weight="bold" officeooo:rsid="001aff21" officeooo:paragraph-rsid="001c1a8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/>
      <style:text-properties style:font-name="Arial" fo:font-size="12pt" fo:font-weight="bold" officeooo:rsid="001e3d99" officeooo:paragraph-rsid="001e3d9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00%"/>
      <style:text-properties style:font-name="Arial" officeooo:rsid="001c1a87" officeooo:paragraph-rsid="001c1a87"/>
    </style:style>
    <style:style style:name="P17" style:family="paragraph" style:parent-style-name="Standard" style:list-style-name="L1">
      <style:paragraph-properties fo:line-height="100%"/>
      <style:text-properties style:font-name="Arial" fo:font-size="11pt" officeooo:rsid="001aff21" officeooo:paragraph-rsid="001aff21" style:font-size-asian="11pt" style:font-size-complex="11pt"/>
    </style:style>
    <style:style style:name="P18" style:family="paragraph" style:parent-style-name="Standard" style:list-style-name="L2">
      <style:paragraph-properties fo:line-height="100%"/>
      <style:text-properties style:font-name="Arial" fo:font-size="11pt" officeooo:rsid="001c1a87" officeooo:paragraph-rsid="001c1a87" style:font-size-asian="11pt" style:font-size-complex="11pt"/>
    </style:style>
    <style:style style:name="P19" style:family="paragraph" style:parent-style-name="Standard" style:list-style-name="L4">
      <style:paragraph-properties fo:line-height="100%"/>
      <style:text-properties style:font-name="Arial" fo:font-size="11pt" officeooo:rsid="001d0cd5" officeooo:paragraph-rsid="001d0cd5" style:font-size-asian="11pt" style:font-size-complex="11pt"/>
    </style:style>
    <style:style style:name="P20" style:family="paragraph" style:parent-style-name="Standard" style:list-style-name="L6">
      <style:paragraph-properties fo:line-height="100%"/>
      <style:text-properties style:font-name="Arial" fo:font-size="11pt" officeooo:rsid="001d0cd5" officeooo:paragraph-rsid="001d0cd5" style:font-size-asian="11pt" style:font-size-complex="11pt"/>
    </style:style>
    <style:style style:name="P21" style:family="paragraph" style:parent-style-name="Standard" style:list-style-name="L7">
      <style:paragraph-properties fo:line-height="100%"/>
      <style:text-properties style:font-name="Arial" fo:font-size="11pt" officeooo:rsid="001d0cd5" officeooo:paragraph-rsid="001d0cd5" style:font-size-asian="11pt" style:font-size-complex="11pt"/>
    </style:style>
    <style:style style:name="P22" style:family="paragraph" style:parent-style-name="Standard" style:list-style-name="L3">
      <style:paragraph-properties fo:line-height="100%"/>
      <style:text-properties style:font-name="Arial" fo:font-size="11pt" fo:font-weight="bold" officeooo:rsid="001c1a87" officeooo:paragraph-rsid="001aff21" style:font-size-asian="11pt" style:font-weight-asian="bold" style:font-size-complex="11pt" style:font-weight-complex="bold"/>
    </style:style>
    <style:style style:name="P23" style:family="paragraph" style:parent-style-name="Standard" style:list-style-name="L7">
      <style:paragraph-properties fo:line-height="100%"/>
      <style:text-properties style:font-name="Arial" fo:font-size="11pt" fo:font-weight="bold" officeooo:rsid="001d0cd5" officeooo:paragraph-rsid="001d0cd5" style:font-size-asian="11pt" style:font-weight-asian="bold" style:font-size-complex="11pt" style:font-weight-complex="bold"/>
    </style:style>
    <style:style style:name="P24" style:family="paragraph" style:parent-style-name="Standard" style:list-style-name="L10">
      <style:paragraph-properties fo:line-height="100%"/>
      <style:text-properties style:font-name="Arial" fo:font-size="11pt" fo:font-weight="bold" officeooo:rsid="001e3d99" officeooo:paragraph-rsid="001e3d99" style:font-size-asian="11pt" style:font-weight-asian="bold" style:font-size-complex="11pt" style:font-weight-complex="bold"/>
    </style:style>
    <style:style style:name="P25" style:family="paragraph" style:parent-style-name="Standard" style:list-style-name="L8">
      <style:paragraph-properties fo:line-height="100%"/>
      <style:text-properties style:font-name="Arial" fo:font-size="11pt" fo:font-style="italic" fo:font-weight="normal" officeooo:rsid="001e3d99" officeooo:paragraph-rsid="001e3d99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 style:list-style-name="L9">
      <style:paragraph-properties fo:line-height="100%"/>
      <style:text-properties style:font-name="Arial" fo:font-size="11pt" fo:font-weight="normal" officeooo:rsid="001e3d99" officeooo:paragraph-rsid="001e3d99" style:font-size-asian="11pt" style:font-weight-asian="normal" style:font-size-complex="11pt" style:font-weight-complex="normal"/>
    </style:style>
    <style:style style:name="P27" style:family="paragraph" style:parent-style-name="Standard" style:list-style-name="L10">
      <style:paragraph-properties fo:line-height="100%"/>
      <style:text-properties style:font-name="Arial" fo:font-size="11pt" fo:font-weight="normal" officeooo:rsid="001e3d99" officeooo:paragraph-rsid="001e3d99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paragraph-properties fo:line-height="100%"/>
      <style:text-properties fo:font-size="11pt" officeooo:paragraph-rsid="001c1a87" style:font-size-asian="11pt" style:font-size-complex="11pt"/>
    </style:style>
    <style:style style:name="P29" style:family="paragraph" style:parent-style-name="Standard" style:list-style-name="L4">
      <style:paragraph-properties fo:line-height="100%"/>
      <style:text-properties fo:font-size="11pt" officeooo:rsid="001d0cd5" officeooo:paragraph-rsid="001d0cd5" style:font-size-asian="11pt" style:font-size-complex="11pt"/>
    </style:style>
    <style:style style:name="P30" style:family="paragraph" style:parent-style-name="Standard" style:list-style-name="L5">
      <style:paragraph-properties fo:line-height="100%"/>
      <style:text-properties fo:font-size="11pt" officeooo:rsid="001c1a87" officeooo:paragraph-rsid="001c1a87" style:font-size-asian="11pt" style:font-size-complex="11pt"/>
    </style:style>
    <style:style style:name="P31" style:family="paragraph" style:parent-style-name="Standard" style:list-style-name="L3">
      <style:paragraph-properties fo:line-height="100%"/>
      <style:text-properties officeooo:paragraph-rsid="001aff21"/>
    </style:style>
    <style:style style:name="P32" style:family="paragraph" style:parent-style-name="Standard" style:list-style-name="L4">
      <style:paragraph-properties fo:line-height="100%"/>
      <style:text-properties officeooo:paragraph-rsid="001c1a87"/>
    </style:style>
    <style:style style:name="P33" style:family="paragraph" style:parent-style-name="Standard" style:list-style-name="L5">
      <style:paragraph-properties fo:line-height="100%"/>
      <style:text-properties officeooo:paragraph-rsid="001c1a87"/>
    </style:style>
    <style:style style:name="T1" style:family="text">
      <style:text-properties style:font-name="Arial"/>
    </style:style>
    <style:style style:name="T2" style:family="text">
      <style:text-properties style:font-name="Arial" officeooo:rsid="001aff21"/>
    </style:style>
    <style:style style:name="T3" style:family="text">
      <style:text-properties style:font-name="Arial" officeooo:rsid="001c1a87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ize="11pt" officeooo:rsid="001aff21" style:font-size-asian="11pt" style:font-size-complex="11pt"/>
    </style:style>
    <style:style style:name="T6" style:family="text">
      <style:text-properties style:font-name="Arial" fo:font-size="11pt" officeooo:rsid="001c1a87" style:font-size-asian="11pt" style:font-size-complex="11pt"/>
    </style:style>
    <style:style style:name="T7" style:family="text">
      <style:text-properties style:font-name="Arial" fo:font-size="11pt" fo:font-weight="bold" officeooo:rsid="001c1a87" style:font-size-asian="11pt" style:font-weight-asian="bold" style:font-size-complex="11pt" style:font-weight-complex="bold"/>
    </style:style>
    <style:style style:name="T8" style:family="text">
      <style:text-properties style:font-name="Arial" fo:font-size="11pt" fo:font-style="italic" fo:font-weight="bold" officeooo:rsid="001c1a87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style:font-name="Arial" officeooo:rsid="001edcfa"/>
    </style:style>
    <style:style style:name="T10" style:family="text">
      <style:text-properties style:font-name="Arial" officeooo:rsid="001fd3d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officeooo:rsid="001edcfa"/>
    </style:style>
    <style:style style:name="T14" style:family="text">
      <style:text-properties officeooo:rsid="001fd3d8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pring Boot</text:p>
      <text:p text:style-name="P5"/>
      <text:p text:style-name="P12">Description:</text:p>
      <text:p text:style-name="P6"/>
      <text:p text:style-name="P1"><text:tab/>The main aim is to convert the wipay project into spring boot.</text:p>
      <text:p text:style-name="P1"/>
      <text:p text:style-name="P12">SpringBoot def:</text:p>
      <text:p text:style-name="P6"/>
      <text:list xml:id="list7581321179774541659" text:style-name="L1">
        <text:list-item>
          <text:p text:style-name="P17">Its <text:s/>a framework which lets to develop enterprise java applications.</text:p>
        </text:list-item>
        <text:list-item>
          <text:p text:style-name="P17">Spring boot makes it easy to create standalone, production grade,spring based applications that we can just run in production</text:p>
        </text:list-item>
      </text:list>
      <text:p text:style-name="P1"/>
      <text:p text:style-name="P1">To create spring boot application I have used eclipse IDE (maven).</text:p>
      <text:p text:style-name="P1"/>
      <text:p text:style-name="P13">Steps to create spring Boot Application:</text:p>
      <text:p text:style-name="P7"/>
      <text:p text:style-name="P2">1 . Open eclipse &gt; file &gt;New &gt;Maven Project. Click on next. Enter the groupId and ArtifactId.</text:p>
      <text:list xml:id="list1211908882653557140" text:style-name="L2">
        <text:list-item>
          <text:p text:style-name="P28"><text:span text:style-name="T2">Click Finish. </text:span><text:span text:style-name="T3">Then the maven project is ceated.</text:span></text:p>
          <text:p text:style-name="P18"/>
        </text:list-item>
      </text:list>
      <text:p text:style-name="P1">2. Add spring boot related stuff in the pom.xml.</text:p>
      <text:list xml:id="list5764631014146252260" text:style-name="L3">
        <text:list-item>
          <text:p text:style-name="P31"><text:span text:style-name="T5">Here </text:span><text:span text:style-name="T6">we add </text:span><text:span text:style-name="T7">spring-boot-starter-parent, spring-boot-starter-web.</text:span></text:p>
          <text:p text:style-name="P22"/>
        </text:list-item>
      </text:list>
      <text:p text:style-name="P3">3.Update the maven project.</text:p>
      <text:p text:style-name="P3"/>
      <text:p text:style-name="P3">4. Then after that create a java class (springBootApp.java) <text:s/>which is a main class placed in a <text:s text:c="10"/>package.</text:p>
      <text:list xml:id="list1315707497411090075" text:style-name="L4">
        <text:list-item>
          <text:p text:style-name="P32"><text:span text:style-name="T6">In this class we write </text:span><text:span text:style-name="T8">@SpringBootApplication</text:span><text:span text:style-name="T6"> (annotation) which means the starting point of our springBoot application.</text:span></text:p>
        </text:list-item>
        <text:list-item>
          <text:p text:style-name="P29"><text:span text:style-name="T3">W</text:span><text:span text:style-name="T1">e have to put our java class in some package, it is mandatory. If we haven't created </text:span><text:span text:style-name="T10">t</text:span><text:span text:style-name="T1">hen we will get error as "your ApplicationContext is unlikely </text:span><text:span text:style-name="T9">to</text:span><text:span text:style-name="T1"> start due to @C</text:span><text:span text:style-name="T10">o</text:span><text:span text:style-name="T1">mponentScan of the default package.</text:span></text:p>
          <text:p text:style-name="P19"/>
        </text:list-item>
      </text:list>
      <text:p text:style-name="P3">5. Create a controller class (springcontroller.java)</text:p>
      <text:list xml:id="list8030610721958271967" text:style-name="L5">
        <text:list-item>
          <text:p text:style-name="P33"><text:span text:style-name="T6">In this class we write </text:span><text:span text:style-name="T8">@RestController</text:span><text:span text:style-name="T6"> (annotation) which means it informs the springboot that this class is a controller class. Hence it checks whether there is a controller or not.</text:span></text:p>
        </text:list-item>
        <text:list-item>
          <text:p text:style-name="P30"><text:span text:style-name="T4">@RequestMapping("/path_name")</text:span><text:span text:style-name="T1">(annotation) which invokes the methods</text:span></text:p>
        </text:list-item>
      </text:list>
      <text:p text:style-name="P3"/>
      <text:p text:style-name="P16"><text:span text:style-name="T12">Eg Path: <text:s/></text:span><text:a xlink:type="simple" xlink:href="http://localhost:8080/path_name" text:style-name="Internet_20_link" text:visited-style-name="Visited_20_Internet_20_Link"><text:span text:style-name="T12">http://localhost:8080/path_name</text:span></text:a></text:p>
      <text:p text:style-name="P3"/>
      <text:p text:style-name="P3">6.Run this application on server .</text:p>
      <text:list xml:id="list9195232041722987483" text:style-name="L6">
        <text:list-item>
          <text:p text:style-name="P20">Right click in the application and run on server</text:p>
        </text:list-item>
        <text:list-item>
          <text:p text:style-name="P20">Here @Restcontroller tells the springBoot to consider this class as REST controller &amp; register. Whereas @RequestMapping paths inside it to respond to the http requests.</text:p>
          <text:p text:style-name="P20"/>
        </text:list-item>
      </text:list>
      <text:p text:style-name="P4">7. We can also change the default tomcat server port in application.properties file.</text:p>
      <text:list xml:id="list6245462696464921702" text:style-name="L7">
        <text:list-item>
          <text:p text:style-name="P21">We can find application.properties files in src/main/resources. There, In order to change the port we have to write, <text:span text:style-name="T11">server.port = &lt;port_number&gt;</text:span></text:p>
          <text:p text:style-name="P23"/>
        </text:list-item>
      </text:list>
      <text:p text:style-name="P11">8. In order to kill port, open cmd promp<text:span text:style-name="T13">t</text:span> then write these commands</text:p>
      <text:list xml:id="list7161624560243194429" text:style-name="L8">
        <text:list-item>
          <text:p text:style-name="P25"><text:s/>c:\Users\brahmini&gt; netstat -ano | findstr &lt;<text:span text:style-name="T11">port_no.</text:span>&gt;</text:p>
        </text:list-item>
        <text:list-item>
          <text:p text:style-name="P25"><text:s/>c:<text:span text:style-name="T14">\</text:span>USers\brahmini&gt; taskkill /F /PID &lt;<text:span text:style-name="T11">pid_no.</text:span>&gt;</text:p>
        </text:list-item>
      </text:list>
      <text:p text:style-name="P10"/>
      <text:p text:style-name="P11"/>
      <text:p text:style-name="P11"><text:soft-page-break/></text:p>
      <text:p text:style-name="P8"/>
      <text:p text:style-name="P14">Connecting to database using SpringBoot:</text:p>
      <text:p text:style-name="P9"/>
      <text:p text:style-name="P9">Required files Used :</text:p>
      <text:p text:style-name="P9"/>
      <text:list xml:id="list7576483035997735839" text:style-name="L9">
        <text:list-item>
          <text:p text:style-name="P26">SpringBootApp.java<text:tab/><text:tab/><text:tab/>(Main class)</text:p>
        </text:list-item>
        <text:list-item>
          <text:p text:style-name="P26">SpringJavacontroller.java <text:tab/><text:tab/>(Controller class)</text:p>
        </text:list-item>
        <text:list-item>
          <text:p text:style-name="P26">Person.java<text:tab/><text:tab/><text:tab/><text:tab/>(Bean or pojo class)</text:p>
        </text:list-item>
        <text:list-item>
          <text:p text:style-name="P26">pom.xml<text:tab/><text:tab/><text:tab/><text:tab/>(file)</text:p>
        </text:list-item>
      </text:list>
      <text:p text:style-name="P11"/>
      <text:p text:style-name="P14">Steps to Connect to data base:</text:p>
      <text:p text:style-name="P9"/>
      <text:list xml:id="list2957617193338158727" text:style-name="L10">
        <text:list-item>
          <text:p text:style-name="P24">Add spring Boot JDBC Dependency.</text:p>
          <text:p text:style-name="P27"><text:tab/>To create database connection in springboot application, first we need to add the required dependencies in our application pom.xml</text:p>
          <text:p text:style-name="P27"/>
        </text:list-item>
        <text:list-item>
          <text:p text:style-name="P24"><text:s/>Add Database information in application.propeties</text:p>
          <text:p text:style-name="P27"><text:tab/>In Spring Boot, rather than writing in xml just we have open application.properties and add or datasource information to the spring Boot's predefined key</text:p>
          <text:p text:style-name="P27"/>
        </text:list-item>
        <text:list-item>
          <text:p text:style-name="P24">Get JDBCTemplate object.</text:p>
          <text:p text:style-name="P27"><text:tab/>We have to get the jdbcTemplate object in our controller class with @Autowired annotation. Here Springboot will automatically get the datasource details from application.proper<text:span text:style-name="T14">tie</text:span>s and injects to JDBCTemplate object while auto wiring.</text:p>
          <text:p text:style-name="P27"/>
          <text:p text:style-name="P27"><text:tab/><text:span text:style-name="T11">@Autowired</text:span></text:p>
          <text:p text:style-name="P27"><text:tab/><text:tab/>private jdbcTemplate jdbc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S</meta:editing-duration>
    <meta:editing-cycles>10</meta:editing-cycles>
    <meta:generator>LibreOffice/4.4.0.1$Windows_x86 LibreOffice_project/1ba9640ddd424f1f535c75bf2b86703770b8cf6f</meta:generator>
    <dc:date>2021-08-13T18:41:21.157000000</dc:date>
    <meta:document-statistic meta:table-count="0" meta:image-count="0" meta:object-count="0" meta:page-count="2" meta:paragraph-count="48" meta:word-count="463" meta:character-count="3025" meta:non-whitespace-character-count="2597"/>
    <meta:user-defined meta:name="Info 1"/>
    <meta:user-defined meta:name="Info 2"/>
    <meta:user-defined meta:name="Info 3"/>
    <meta:user-defined meta:name="Info 4"/>
  </office:meta>
</office:document-meta>
</file>